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padding="0.0291in" fo:border-left="none" fo:border-right="none" fo:border-top="none" fo:border-bottom="0.0138in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ex Houston</text:p>
      <text:p text:style-name="Standard">10/2/17</text:p>
      <text:p text:style-name="Standard">Psychology 201 Notes</text:p>
      <text:p text:style-name="Standard"/>
      <text:p text:style-name="P1">10/2/17 – Second Class</text:p>
      <text:p text:style-name="P2">Chapter 2:Psychological Research</text:p>
      <text:p text:style-name="P2">→ Correlation is not causation </text:p>
      <text:p text:style-name="P2">Better is not a defined claim, you have to state the definition of what you are claiming IE Better driver = Less accidents, less tickets</text:p>
      <text:p text:style-name="P3"/>
      <text:p text:style-name="P2">In Class Activity</text:p>
      <text:p text:style-name="P2">Source #1:</text:p>
      <text:p text:style-name="P2">Autism vs MMR Vaccine</text:p>
      <text:p text:style-name="P2"><text:a xlink:type="simple" xlink:href="http://www.nejm.org/doi/full/10.1056/nejmoa021134#t=article" text:style-name="Internet_20_link" text:visited-style-name="Visited_20_Internet_20_Link">http://www.nejm.org/doi/full/10.1056/nejmoa021134#t=article</text:a></text:p>
      <text:p text:style-name="P2">Type of study:Population based study</text:p>
      <text:p text:style-name="P2">Summary: Took population of denmark and checked if vaccinated, then checked rates of autism between two groups</text:p>
      <text:p text:style-name="P2">Pros: Found same rate of autism between those vaccinated vs those who werent vaccinated, No time related diagnosis of autism based on immunization, because of the method the data was taken there is no corruption of data via relation between MMR vaccine and Autism </text:p>
      <text:p text:style-name="P2">Bad: No family history, Relatively large time period variation for autism diagnosis and large variance in case rate for autism among current studies</text:p>
      <text:p text:style-name="P2"/>
      <text:p text:style-name="P2">Source #2:</text:p>
      <text:p text:style-name="P2">Initial Andrew WakeField study </text:p>
      <text:p text:style-name="P2"><text:a xlink:type="simple" xlink:href="http://www.sciencedirect.com/science/article/pii/S0140673697110960" text:style-name="Internet_20_link" text:visited-style-name="Visited_20_Internet_20_Link">http://www.sciencedirect.com/science/article/pii/S0140673697110960</text:a></text:p>
      <text:p text:style-name="P2">Type of study: Case control study, retrospective</text:p>
      <text:p text:style-name="P2">Summary: Mental changes in 12 small boys 8 of whose parents reported mental degradation after Receiving the MMR Vaccine</text:p>
      <text:p text:style-name="P2">Pros: Can't really find any<text:line-break/>Cons: Small sample size, Doctor lost his license, study was retracted, Numerous follow up investigations showed data tampering Awful treatment of patients as well as a plan to market off of vaccine industry</text:p>
      <text:p text:style-name="P2"/>
      <text:p text:style-name="P2">Source #3:</text:p>
      <text:p text:style-name="P2">Vaccines and Autism: A Tale of Shifting Hypotheses </text:p>
      <text:p text:style-name="P2"><text:a xlink:type="simple" xlink:href="https://watermark.silverchair.com/api/watermark?token=AQECAHi208BE49Ooan9kkhW_Ercy7Dm3ZL_9Cf3qfKAc485ysgAAAe0wggHpBgkqhkiG9w0BBwagggHaMIIB1gIBADCCAc8GCSqGSIb3DQEHATAeBglghkgBZQMEAS4wEQQMzDBcfnnAs4A10kZTAgEQgIIBoL8I3CJR_5A0Ck2ZsPrIbW6kKXrLW4NdIGRYQtV8_sk-hR_XiPsH1hc_flNiEOd8zuMtL6q9Tq5Wen9VhLK1sKg89JhzQm0VXRSCsops7C-gMPjKY_8uf4A5K_mz28WLQtjiNWEVQcA1nTfvL7_LovwWVyOmsM2bVb54jFboAL7CLqwfoDi9WmWXMYqhVn8nAd6irhsy1KJSUVYnaI_XsjZcl1xNP6m3ABspxjPHsAsLcanD372x2X72PMKT3J7mcPauG0almNDO7wP2fxqYhjAWaACqyLB8lXSGiKzd7xEnl5dK1g0WwySV3Kjfqai83ELa5YJA8Vj5cHsof0CRp7iSF6NCyY05Qo5l5Iit1CMvishrCElgvtjhd-XGwiwGqAYmP7OHo4ToCdcBBuzmbB8V_zcqXp7eBnTPDbLBS-fkwQ47aQXDB2pqzxkvzI_UC4ACdn1We9csRlZ3KfDamXw7R1oMFeQfImVxCZb9rESEUU-AIRjyW7NaUYtnDncHHKfbXLMiD0_Olv16BzkpMeVkIYp_fxEKXia9o7k245AK" text:style-name="Internet_20_link" text:visited-style-name="Visited_20_Internet_20_Link">https://watermark.silverchair.com/api/watermark?token=AQECAHi208BE49Ooan9kkhW_Ercy7Dm3ZL_9Cf3qfKAc485ysgAAAe0wggHpBgkqhkiG9w0BBwagggHaMIIB1gIBADCCAc8GCSqGSIb3DQEHATAeBglghkgBZQMEAS4wEQQMzDBcfnnAs4A10kZTAgEQgIIBoL8I3CJR_5A0Ck2ZsPrIbW6kKXrLW4NdIGRYQtV8_sk-hR_XiPsH1hc_flNiEOd8zuMtL6q9Tq5Wen9VhLK1sKg89JhzQm0VXRSCsops7C-gMPjKY_8uf4A5K_mz28WLQtjiNWEVQcA1nTfvL7_LovwWVyOmsM2bVb54jFboAL7CLqwfoDi9WmWXMYqhVn8nAd6irhsy1KJSUVYnaI_XsjZcl1xNP6m3ABspxjPHsAsLcanD372x2X72PMKT3J7mcPauG0almNDO7wP2fxqYhjAWaACqyLB8lXSGiKzd7xEnl5dK1g0WwySV3Kjfqai83ELa5YJA8Vj5cHsof0CRp7iSF6NCyY05Qo5l5Iit1CMvishrCElgvtjhd-XGwiwGqAYmP7OHo4ToCdcBBuzmbB8V_zcqXp7eBnTPDbLBS-fkwQ47aQXDB2pqzxkvzI_UC4ACdn1We9csRlZ3KfDamXw7R1oMFeQfImVxCZb9rESEUU-AIRjyW7NaUYtnDncHHKfbXLMiD0_Olv16BzkpMeVkIYp_fxEKXia9o7k245AK</text:a></text:p>
      <text:p text:style-name="P2"><text:soft-page-break/>Type of study: Compilation </text:p>
      <text:p text:style-name="P2">Summary: Referenced to 20 different studies of the relation between MMR Vaccine and Autism</text:p>
      <text:p text:style-name="P2">Pros: All studies in Compilation had large sample sizes. Studies were taken from both before and after the initial Wakefield study possibly in an effort to show an error in testing</text:p>
      <text:p text:style-name="P3">Cons: Because this is a compilation study its very easy to introduce bias via omission of valid counter studies as well as lack of detailed information as to how each study was perform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Houston</meta:initial-creator>
    <meta:creation-date>2017-10-02T14:58:38.59</meta:creation-date>
    <dc:date>2017-10-02T18:03:32.73</dc:date>
    <dc:creator>Alex. Houston</dc:creator>
    <meta:editing-duration>PT1H14M26S</meta:editing-duration>
    <meta:editing-cycles>2</meta:editing-cycles>
    <meta:generator>OpenOffice/4.1.2$Win32 OpenOffice.org_project/412m3$Build-9782</meta:generator>
    <meta:document-statistic meta:table-count="0" meta:image-count="0" meta:object-count="0" meta:page-count="2" meta:paragraph-count="28" meta:word-count="306" meta:character-count="2743"/>
  </office:meta>
</office:document-meta>
</file>